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69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0:.F30])" office:value-type="float" office:value="1840.68115942029" calcext:value-type="float">
            <text:p>1840.681159420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21"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E30];[.F30])" office:value-type="float" office:value="1436.33333333333" calcext:value-type="float">
            <text:p>1436.333333333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table:formula="of:=SUM([.H16];[.H47];[.H77];[.H107])" office:value-type="float" office:value="7884.91134952005" calcext:value-type="float">
            <text:p>7884.9113495201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12480.4202898551" calcext:value-type="float">
            <text:p>12480.4202898551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950" calcext:value-type="float">
            <text:p>29495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1" office:value-type="float" office:value="495.238095238095" calcext:value-type="float">
            <text:p>495.2380952381</text:p>
          </table:table-cell>
          <table:table-cell/>
          <table:table-cell table:style-name="ce15" table:formula="of:=SUM([.H35:.H60])" office:value-type="float" office:value="6630.77357425183" calcext:value-type="float">
            <text:p>6630.7735742518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15" table:formula="of:=SUM([.H65:.H90])" office:value-type="float" office:value="4648.18181818182" calcext:value-type="float">
            <text:p>4648.1818181818</text:p>
          </table:table-cell>
          <table:table-cell table:style-name="ce29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2433.27686805948" calcext:value-type="float">
            <text:p>2433.2768680595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E121])" office:value-type="float" office:value="1914.22924901186" calcext:value-type="float">
            <text:p>1914.22924901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4347.50611707134" calcext:value-type="float">
            <text:p>4347.5061170713</text:p>
          </table:table-cell>
          <table:table-cell table:style-name="ce2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1:01:01.03724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3T11:03:28.274731783</dc:date>
    <meta:editing-duration>P12DT19H35M34S</meta:editing-duration>
    <meta:editing-cycles>3624</meta:editing-cycles>
    <meta:generator>LibreOffice/4.2.8.2$Linux_X86_64 LibreOffice_project/420m0$Build-2</meta:generator>
    <meta:document-statistic meta:table-count="22" meta:cell-count="10581" meta:object-count="0"/>
  </office:meta>
</office:document-meta>
</file>